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9:55:02.731715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3-12T19:57:58.514586934</dc:date>
    <meta:editing-duration>P3DT22H34M3S</meta:editing-duration>
    <meta:editing-cycles>295</meta:editing-cycles>
    <meta:generator>LibreOffice/5.2.5.1$Linux_X86_64 LibreOffice_project/20m0$Build-1</meta:generator>
    <meta:document-statistic meta:table-count="1" meta:cell-count="3548" meta:object-count="0"/>
  </office:meta>
</office:document-meta>
</file>